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056e1"/>
    </style:style>
    <style:style style:name="P2" style:family="paragraph" style:parent-style-name="Text_20_body">
      <style:text-properties officeooo:rsid="001056e1" officeooo:paragraph-rsid="00167a70"/>
    </style:style>
    <style:style style:name="P3" style:family="paragraph" style:parent-style-name="Text_20_body">
      <style:text-properties officeooo:rsid="00111ecf" officeooo:paragraph-rsid="00167a70"/>
    </style:style>
    <style:style style:name="P4" style:family="paragraph" style:parent-style-name="Text_20_body">
      <style:text-properties officeooo:rsid="00117532" officeooo:paragraph-rsid="00167a70"/>
    </style:style>
    <style:style style:name="P5" style:family="paragraph" style:parent-style-name="Standard">
      <style:text-properties officeooo:rsid="0011a61f" officeooo:paragraph-rsid="00167a70"/>
    </style:style>
    <style:style style:name="P6" style:family="paragraph" style:parent-style-name="Standard">
      <style:text-properties officeooo:paragraph-rsid="00167a70"/>
    </style:style>
    <style:style style:name="P7" style:family="paragraph" style:parent-style-name="Standard">
      <style:text-properties officeooo:rsid="001f4282" officeooo:paragraph-rsid="001f4282"/>
    </style:style>
    <style:style style:name="P8" style:family="paragraph" style:parent-style-name="Standard">
      <style:text-properties officeooo:rsid="001f59be" officeooo:paragraph-rsid="001f59be"/>
    </style:style>
    <style:style style:name="P9" style:family="paragraph" style:parent-style-name="Standard">
      <style:text-properties officeooo:rsid="001fa755" officeooo:paragraph-rsid="001fa755"/>
    </style:style>
    <style:style style:name="P10" style:family="paragraph" style:parent-style-name="Subtitle">
      <style:text-properties officeooo:rsid="001056e1"/>
    </style:style>
    <style:style style:name="P11" style:family="paragraph" style:parent-style-name="Subtitle">
      <style:text-properties officeooo:paragraph-rsid="00167a70"/>
    </style:style>
    <style:style style:name="P12" style:family="paragraph" style:parent-style-name="Text_20_body">
      <style:paragraph-properties fo:break-before="page"/>
      <style:text-properties officeooo:rsid="001056e1"/>
    </style:style>
    <style:style style:name="P13" style:family="paragraph" style:parent-style-name="Text_20_body">
      <style:paragraph-properties fo:break-before="page"/>
      <style:text-properties officeooo:rsid="001056e1" officeooo:paragraph-rsid="00167a70"/>
    </style:style>
    <style:style style:name="P14" style:family="paragraph" style:parent-style-name="Standard">
      <style:text-properties officeooo:rsid="0022d16e" officeooo:paragraph-rsid="0022d16e"/>
    </style:style>
    <style:style style:name="P15" style:family="paragraph" style:parent-style-name="Standard">
      <style:text-properties officeooo:rsid="0023f5fa" officeooo:paragraph-rsid="0023f5fa"/>
    </style:style>
    <style:style style:name="P16" style:family="paragraph" style:parent-style-name="Standard">
      <style:text-properties officeooo:rsid="0025675d" officeooo:paragraph-rsid="0025675d"/>
    </style:style>
    <style:style style:name="P17" style:family="paragraph" style:parent-style-name="Standard">
      <style:text-properties officeooo:rsid="0026bd46" officeooo:paragraph-rsid="0026bd46"/>
    </style:style>
    <style:style style:name="P18" style:family="paragraph" style:parent-style-name="Heading_20_1">
      <style:text-properties officeooo:paragraph-rsid="00167a70"/>
    </style:style>
    <style:style style:name="P19" style:family="paragraph" style:parent-style-name="Heading_20_1">
      <style:text-properties officeooo:rsid="001056e1" officeooo:paragraph-rsid="0017686c"/>
    </style:style>
    <style:style style:name="P20" style:family="paragraph" style:parent-style-name="Heading_20_1" style:list-style-name="">
      <style:text-properties officeooo:paragraph-rsid="00167a70"/>
    </style:style>
    <style:style style:name="P21" style:family="paragraph" style:parent-style-name="Heading_20_1">
      <style:paragraph-properties fo:break-before="page"/>
      <style:text-properties officeooo:paragraph-rsid="001c9984"/>
    </style:style>
    <style:style style:name="P22" style:family="paragraph" style:parent-style-name="Heading_20_1">
      <style:paragraph-properties fo:break-before="page"/>
      <style:text-properties officeooo:paragraph-rsid="00167a70"/>
    </style:style>
    <style:style style:name="P2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officeooo:paragraph-rsid="00167a70"/>
    </style:style>
    <style:style style:name="P25" style:family="paragraph" style:parent-style-name="Heading_20_2">
      <style:text-properties officeooo:rsid="001056e1" officeooo:paragraph-rsid="00167a70"/>
    </style:style>
    <style:style style:name="P26" style:family="paragraph" style:parent-style-name="Heading_20_2">
      <style:text-properties officeooo:rsid="0022d16e" officeooo:paragraph-rsid="0022d16e"/>
    </style:style>
    <style:style style:name="P27" style:family="paragraph" style:parent-style-name="Heading_20_2">
      <style:text-properties officeooo:paragraph-rsid="0022d16e"/>
    </style:style>
    <style:style style:name="P28" style:family="paragraph" style:parent-style-name="Heading_20_3">
      <style:text-properties officeooo:paragraph-rsid="00167a70"/>
    </style:style>
    <style:style style:name="P29" style:family="paragraph" style:parent-style-name="Heading_20_3">
      <style:text-properties officeooo:paragraph-rsid="0022d16e"/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b30eb"/>
    </style:style>
    <style:style style:name="T2" style:family="text">
      <style:text-properties officeooo:rsid="001c9984"/>
    </style:style>
    <style:style style:name="T3" style:family="text">
      <style:text-properties officeooo:rsid="001e3672"/>
    </style:style>
    <style:style style:name="T4" style:family="text">
      <style:text-properties officeooo:rsid="0022d16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28 05 1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_Toc1370_1072312655" text:style-name="Index_20_Link" text:visited-style-name="Index_20_Link">PART 1 - GENERAL<text:tab/>3</text:a></text:p>
          <text:p text:style-name="P30"><text:a xlink:type="simple" xlink:href="#__RefHeading__151_1401720023" text:style-name="Index_20_Link" text:visited-style-name="Index_20_Link">SUMMARY<text:tab/>3</text:a></text:p>
          <text:p text:style-name="P23"><text:a xlink:type="simple" xlink:href="#__RefHeading__153_1401720023" text:style-name="Index_20_Link" text:visited-style-name="Index_20_Link">Section Includes<text:tab/>3</text:a></text:p>
          <text:p text:style-name="P23"><text:a xlink:type="simple" xlink:href="#__RefHeading___Toc1372_1072312655" text:style-name="Index_20_Link" text:visited-style-name="Index_20_Link">Products Furnished [or] Supplied But Not Installed Under This Section<text:tab/>3</text:a></text:p>
          <text:p text:style-name="P23"><text:a xlink:type="simple" xlink:href="#__RefHeading__157_1401720023" text:style-name="Index_20_Link" text:visited-style-name="Index_20_Link">Related Requirements<text:tab/>3</text:a></text:p>
          <text:p text:style-name="P30"><text:a xlink:type="simple" xlink:href="#__RefHeading___Toc1374_1072312655" text:style-name="Index_20_Link" text:visited-style-name="Index_20_Link">PRICE AND PAYMENT PROCEDURES<text:tab/>3</text:a></text:p>
          <text:p text:style-name="P30"><text:a xlink:type="simple" xlink:href="#__RefHeading___Toc1376_1072312655" text:style-name="Index_20_Link" text:visited-style-name="Index_20_Link">REFERENCES<text:tab/>3</text:a></text:p>
          <text:p text:style-name="P30"><text:a xlink:type="simple" xlink:href="#__RefHeading___Toc1378_1072312655" text:style-name="Index_20_Link" text:visited-style-name="Index_20_Link">Administrative Requirements<text:tab/>3</text:a></text:p>
          <text:p text:style-name="P30"><text:a xlink:type="simple" xlink:href="#__RefHeading__161_1401720023" text:style-name="Index_20_Link" text:visited-style-name="Index_20_Link">SUBMITTALS<text:tab/>3</text:a></text:p>
          <text:p text:style-name="P30"><text:a xlink:type="simple" xlink:href="#__RefHeading__163_1401720023" text:style-name="Index_20_Link" text:visited-style-name="Index_20_Link">ACTION SUBMITTALS / INFORMATIONAL SUBMITTALS<text:tab/>3</text:a></text:p>
          <text:p text:style-name="P30"><text:a xlink:type="simple" xlink:href="#__RefHeading___Toc1380_1072312655" text:style-name="Index_20_Link" text:visited-style-name="Index_20_Link">CLOSEOUT SUBMITTALS<text:tab/>4</text:a></text:p>
          <text:p text:style-name="P30"><text:a xlink:type="simple" xlink:href="#__RefHeading__167_1401720023" text:style-name="Index_20_Link" text:visited-style-name="Index_20_Link">MAINTENANCE MATERIAL SUBMITTALS<text:tab/>4</text:a></text:p>
          <text:p text:style-name="P30"><text:a xlink:type="simple" xlink:href="#__RefHeading__169_1401720023" text:style-name="Index_20_Link" text:visited-style-name="Index_20_Link">QUALITY ASSURANCE<text:tab/>4</text:a></text:p>
          <text:p text:style-name="P30"><text:a xlink:type="simple" xlink:href="#__RefHeading__171_1401720023" text:style-name="Index_20_Link" text:visited-style-name="Index_20_Link">DELIVERY, STORAGE, HANDLING<text:tab/>4</text:a></text:p>
          <text:p text:style-name="P30"><text:a xlink:type="simple" xlink:href="#__RefHeading__173_1401720023" text:style-name="Index_20_Link" text:visited-style-name="Index_20_Link">FIELD [or] SITE CONDITIONS<text:tab/>5</text:a></text:p>
          <text:p text:style-name="P30"><text:a xlink:type="simple" xlink:href="#__RefHeading__175_1401720023" text:style-name="Index_20_Link" text:visited-style-name="Index_20_Link">WARRANTY [or] BOND<text:tab/>5</text:a></text:p>
          <text:p text:style-name="P31"><text:a xlink:type="simple" xlink:href="#__RefHeading___Toc3188_1072312655" text:style-name="Index_20_Link" text:visited-style-name="Index_20_Link">PART 2 - PRODUCTS<text:tab/>6</text:a></text:p>
          <text:p text:style-name="P30"><text:a xlink:type="simple" xlink:href="#__RefHeading__436_1677348492" text:style-name="Index_20_Link" text:visited-style-name="Index_20_Link">OWNER-FURNISHED [or] OWNER-SUPPLIED PRODUCTS<text:tab/>6</text:a></text:p>
          <text:p text:style-name="P30"><text:a xlink:type="simple" xlink:href="#__RefHeading__438_1677348492" text:style-name="Index_20_Link" text:visited-style-name="Index_20_Link">[SYSTEMS] / [ASSEMBLIES] / [MANUFACTURERED UNITS] / [EQUIPMENT] / [COMPONENTS] / [PRODUCT TYPES] / [MATERIALS] / [USER-DEFINED HEADING]<text:tab/>6</text:a></text:p>
          <text:p text:style-name="P23"><text:a xlink:type="simple" xlink:href="#__RefHeading__440_1677348492" text:style-name="Index_20_Link" text:visited-style-name="Index_20_Link">Manufacturers<text:tab/>6</text:a></text:p>
          <text:p text:style-name="P23"><text:a xlink:type="simple" xlink:href="#__RefHeading__442_1677348492" text:style-name="Index_20_Link" text:visited-style-name="Index_20_Link">Description<text:tab/>6</text:a></text:p>
          <text:p text:style-name="P23"><text:a xlink:type="simple" xlink:href="#__RefHeading__444_1677348492" text:style-name="Index_20_Link" text:visited-style-name="Index_20_Link">Performance / Design Criteria<text:tab/>6</text:a></text:p>
          <text:p text:style-name="P23"><text:a xlink:type="simple" xlink:href="#__RefHeading__446_1677348492" text:style-name="Index_20_Link" text:visited-style-name="Index_20_Link">Operations<text:tab/>6</text:a></text:p>
          <text:p text:style-name="P23"><text:a xlink:type="simple" xlink:href="#__RefHeading__448_1677348492" text:style-name="Index_20_Link" text:visited-style-name="Index_20_Link">Materials<text:tab/>6</text:a></text:p>
          <text:p text:style-name="P23"><text:a xlink:type="simple" xlink:href="#__RefHeading__450_1677348492" text:style-name="Index_20_Link" text:visited-style-name="Index_20_Link">Assembly [or] Fabrication<text:tab/>6</text:a></text:p>
          <text:p text:style-name="P23"><text:a xlink:type="simple" xlink:href="#__RefHeading__452_1677348492" text:style-name="Index_20_Link" text:visited-style-name="Index_20_Link">Mixes<text:tab/>6</text:a></text:p>
          <text:p text:style-name="P23"><text:a xlink:type="simple" xlink:href="#__RefHeading__454_1677348492" text:style-name="Index_20_Link" text:visited-style-name="Index_20_Link">Finishes<text:tab/>6</text:a></text:p>
          <text:p text:style-name="P30"><text:a xlink:type="simple" xlink:href="#__RefHeading__456_1677348492" text:style-name="Index_20_Link" text:visited-style-name="Index_20_Link">ACCESSORIES<text:tab/>7</text:a></text:p>
          <text:p text:style-name="P30"><text:a xlink:type="simple" xlink:href="#__RefHeading__458_1677348492" text:style-name="Index_20_Link" text:visited-style-name="Index_20_Link">SOURCE QUALITY CONTROL<text:tab/>7</text:a></text:p>
          <text:p text:style-name="P31"><text:a xlink:type="simple" xlink:href="#__RefHeading___Toc801_1783581259" text:style-name="Index_20_Link" text:visited-style-name="Index_20_Link">PART 3 – EXECUTION<text:tab/>8</text:a></text:p>
          <text:p text:style-name="P30"><text:a xlink:type="simple" xlink:href="#__RefHeading___Toc1308_1072312655" text:style-name="Index_20_Link" text:visited-style-name="Index_20_Link">INSTALLERS<text:tab/>8</text:a></text:p>
          <text:p text:style-name="P30"><text:a xlink:type="simple" xlink:href="#__RefHeading___Toc1310_1072312655" text:style-name="Index_20_Link" text:visited-style-name="Index_20_Link">EXAMINATION<text:tab/>8</text:a></text:p>
          <text:p text:style-name="P30"><text:a xlink:type="simple" xlink:href="#__RefHeading___Toc1312_1072312655" text:style-name="Index_20_Link" text:visited-style-name="Index_20_Link">PREPARATION<text:tab/>8</text:a></text:p>
          <text:p text:style-name="P30"><text:a xlink:type="simple" xlink:href="#__RefHeading___Toc1314_1072312655" text:style-name="Index_20_Link" text:visited-style-name="Index_20_Link">ERECTION / INSTALLATION / APPLICATION / [USER-DEFINED PROCESS]<text:tab/>8</text:a></text:p>
          <text:p text:style-name="P30"><text:a xlink:type="simple" xlink:href="#__RefHeading___Toc1316_1072312655" text:style-name="Index_20_Link" text:visited-style-name="Index_20_Link">[REPAIR] / [RESTORATION]<text:tab/>8</text:a></text:p>
          <text:p text:style-name="P30"><text:a xlink:type="simple" xlink:href="#__RefHeading___Toc1318_1072312655" text:style-name="Index_20_Link" text:visited-style-name="Index_20_Link">RE-INSTALLATION<text:tab/>8</text:a></text:p>
          <text:p text:style-name="P30"><text:a xlink:type="simple" xlink:href="#__RefHeading___Toc1320_1072312655" text:style-name="Index_20_Link" text:visited-style-name="Index_20_Link">FIELD [or] SITE QUALITY CONTROL<text:tab/>8</text:a></text:p>
          <text:p text:style-name="P30"><text:a xlink:type="simple" xlink:href="#__RefHeading___Toc804_1783581259" text:style-name="Index_20_Link" text:visited-style-name="Index_20_Link">SYSTEM STARTUP<text:tab/>8</text:a></text:p>
          <text:p text:style-name="P30"><text:a xlink:type="simple" xlink:href="#__RefHeading___Toc806_1783581259" text:style-name="Index_20_Link" text:visited-style-name="Index_20_Link">ADJUSTING<text:tab/>8</text:a></text:p>
          <text:p text:style-name="P30"><text:a xlink:type="simple" xlink:href="#__RefHeading___Toc808_1783581259" text:style-name="Index_20_Link" text:visited-style-name="Index_20_Link">CLEANING<text:tab/>8</text:a></text:p>
          <text:p text:style-name="P30"><text:a xlink:type="simple" xlink:href="#__RefHeading___Toc810_1783581259" text:style-name="Index_20_Link" text:visited-style-name="Index_20_Link">CLOSEOUT ACTIVITIES<text:tab/>9</text:a></text:p>
          <text:p text:style-name="P30"><text:a xlink:type="simple" xlink:href="#__RefHeading___Toc812_1783581259" text:style-name="Index_20_Link" text:visited-style-name="Index_20_Link">PROTECTION<text:tab/>9</text:a></text:p>
          <text:p text:style-name="P30"><text:a xlink:type="simple" xlink:href="#__RefHeading___Toc814_1783581259" text:style-name="Index_20_Link" text:visited-style-name="Index_20_Link">MAINTENANCE<text:tab/>9</text:a></text:p>
          <text:p text:style-name="P30"><text:soft-page-break/><text:a xlink:type="simple" xlink:href="#__RefHeading___Toc816_1783581259" text:style-name="Index_20_Link" text:visited-style-name="Index_20_Link">ATTACHMENTS<text:tab/>9</text:a></text:p>
          <text:p text:style-name="P31"><text:a xlink:type="simple" xlink:href="#__RefHeading___Toc1322_1072312655" text:style-name="Index_20_Link" text:visited-style-name="Index_20_Link">Appendix<text:tab/>10</text:a></text:p>
          <text:p text:style-name="P30"><text:a xlink:type="simple" xlink:href="#__RefHeading___Toc1324_1072312655" text:style-name="Index_20_Link" text:visited-style-name="Index_20_Link">Schedules<text:tab/>10</text:a></text:p>
          <text:p text:style-name="P30"><text:a xlink:type="simple" xlink:href="#__RefHeading___Toc1326_1072312655" text:style-name="Index_20_Link" text:visited-style-name="Index_20_Link">Tables<text:tab/>10</text:a></text:p>
          <text:p text:style-name="P30"><text:a xlink:type="simple" xlink:href="#__RefHeading___Toc1328_1072312655" text:style-name="Index_20_Link" text:visited-style-name="Index_20_Link">Illustrations<text:tab/>10</text:a></text:p>
          <text:p text:style-name="P30"><text:a xlink:type="simple" xlink:href="#__RefHeading___Toc1330_1072312655" text:style-name="Index_20_Link" text:visited-style-name="Index_20_Link">Forms<text:tab/>10</text:a></text:p>
        </text:index-body>
      </text:table-of-content>
      <text:p text:style-name="P1"/>
      <text:p text:style-name="P12"/>
      <text:h text:style-name="P18" text:outline-level="1"><text:bookmark-start text:name="__RefHeading___Toc1370_1072312655"/>PART 1 - GENERAL<text:bookmark-end text:name="__RefHeading___Toc1370_1072312655"/></text:h>
      <text:h text:style-name="P24" text:outline-level="2"><text:bookmark-start text:name="__RefHeading__151_1401720023"/>SUMMARY<text:bookmark-end text:name="__RefHeading__151_1401720023"/></text:h>
      <text:h text:style-name="P28" text:outline-level="3"><text:bookmark-start text:name="__RefHeading__153_1401720023"/>Section Includes<text:bookmark-end text:name="__RefHeading__153_1401720023"/></text:h>
      <text:p text:style-name="P2">t.b.d.</text:p>
      <text:h text:style-name="P28" text:outline-level="3"><text:bookmark-start text:name="__RefHeading___Toc1372_1072312655"/>Products Furnished [or] Supplied But Not Installed Under This Section<text:bookmark-end text:name="__RefHeading___Toc1372_1072312655"/></text:h>
      <text:p text:style-name="P2">t.b.d.</text:p>
      <text:h text:style-name="P28" text:outline-level="3"><text:bookmark-start text:name="__RefHeading__157_1401720023"/>Related Requirements<text:bookmark-end text:name="__RefHeading__157_1401720023"/></text:h>
      <text:p text:style-name="P2">t.b.d.</text:p>
      <text:h text:style-name="P24" text:outline-level="2"><text:bookmark-start text:name="__RefHeading___Toc1374_1072312655"/>PRICE AND PAYMENT PROCEDURES<text:bookmark-end text:name="__RefHeading___Toc1374_1072312655"/></text:h>
      <text:p text:style-name="P17">Allowances</text:p>
      <text:p text:style-name="P17">Unit Prices</text:p>
      <text:p text:style-name="P17">Alternates [or] Alternatives</text:p>
      <text:p text:style-name="P17">Measurement and Payment</text:p>
      <text:h text:style-name="P24" text:outline-level="2"><text:bookmark-start text:name="__RefHeading___Toc1376_1072312655"/>REFERENCES<text:bookmark-end text:name="__RefHeading___Toc1376_1072312655"/></text:h>
      <text:p text:style-name="P2">Abbreviations and Acronyms</text:p>
      <text:p text:style-name="P2">Defintions</text:p>
      <text:p text:style-name="P2">Reference Standards</text:p>
      <text:h text:style-name="P24" text:outline-level="2"><text:bookmark-start text:name="__RefHeading___Toc1378_1072312655"/>Administrative Requirements<text:bookmark-end text:name="__RefHeading___Toc1378_1072312655"/></text:h>
      <text:p text:style-name="P2">Coordination</text:p>
      <text:p text:style-name="P2">Preinstallation Meetings</text:p>
      <text:p text:style-name="P2">Sequencing</text:p>
      <text:p text:style-name="P2">Scheduling</text:p>
      <text:h text:style-name="P24" text:outline-level="2"><text:bookmark-start text:name="__RefHeading__161_1401720023"/>SUBMITTALS<text:bookmark-end text:name="__RefHeading__161_1401720023"/></text:h>
      <text:h text:style-name="P25" text:outline-level="2"><text:bookmark-start text:name="__RefHeading__163_1401720023"/>ACTION SUBMITTALS / INFORMATIONAL SUBMITTALS<text:bookmark-end text:name="__RefHeading__163_1401720023"/></text:h>
      <text:p text:style-name="P17">Product Data</text:p>
      <text:p text:style-name="P17">Shop Drawings</text:p>
      <text:p text:style-name="P17"><text:soft-page-break/>Samples</text:p>
      <text:p text:style-name="P17">Certificates</text:p>
      <text:p text:style-name="P17">Delegated Design Submittals</text:p>
      <text:p text:style-name="P17">Test and Evaluation Reports</text:p>
      <text:p text:style-name="P17">Manufacturers' Instructions</text:p>
      <text:p text:style-name="P17">Source Quality Control Submittals</text:p>
      <text:p text:style-name="P17">Field [or] Site Quality Control Submittals</text:p>
      <text:p text:style-name="P17">Manufacturer Reports</text:p>
      <text:p text:style-name="P17">Sustainable Design Submittals</text:p>
      <text:p text:style-name="P17">Special Procedure Submittals</text:p>
      <text:p text:style-name="P17">Qualification Statements</text:p>
      <text:h text:style-name="P24" text:outline-level="2"><text:bookmark-start text:name="__RefHeading___Toc1380_1072312655"/>CLOSEOUT SUBMITTALS<text:bookmark-end text:name="__RefHeading___Toc1380_1072312655"/></text:h>
      <text:p text:style-name="P16">Maintenance Contracts</text:p>
      <text:p text:style-name="P16">Operation and Maintenance Data</text:p>
      <text:p text:style-name="P16">Bonds</text:p>
      <text:p text:style-name="P16">Warranty Documentation</text:p>
      <text:p text:style-name="P16">Record Documentation</text:p>
      <text:p text:style-name="P16">Sustainaible Design Closeout Documentation</text:p>
      <text:p text:style-name="P16">Software</text:p>
      <text:h text:style-name="P24" text:outline-level="2"><text:bookmark-start text:name="__RefHeading__167_1401720023"/>MAINTENANCE MATERIAL SUBMITTALS<text:bookmark-end text:name="__RefHeading__167_1401720023"/></text:h>
      <text:p text:style-name="P16">Spare Parts</text:p>
      <text:p text:style-name="P16">Extra Stock Materials</text:p>
      <text:p text:style-name="P16">Tools</text:p>
      <text:h text:style-name="P24" text:outline-level="2"><text:bookmark-start text:name="__RefHeading__169_1401720023"/>QUALITY ASSURANCE<text:bookmark-end text:name="__RefHeading__169_1401720023"/></text:h>
      <text:p text:style-name="P15">Regulatory Agency Sustainability Approvals</text:p>
      <text:p text:style-name="P15">Qualifications</text:p>
      <text:p text:style-name="P15"><text:s text:c="2"/>Manufactuerers</text:p>
      <text:p text:style-name="P15"><text:s text:c="2"/>Suppliers</text:p>
      <text:p text:style-name="P15"><text:s text:c="2"/>Fabricators</text:p>
      <text:p text:style-name="P15"><text:s text:c="2"/>Installers / Applicators / Erectors</text:p>
      <text:p text:style-name="P15"><text:s text:c="2"/>Testing Agencies</text:p>
      <text:p text:style-name="P15"><text:s text:c="2"/>Licensed Professionals</text:p>
      <text:p text:style-name="P15">Certifications</text:p>
      <text:p text:style-name="P15">Sustainability Standards Certifications</text:p>
      <text:p text:style-name="P15">Preconstruction Testing</text:p>
      <text:p text:style-name="P15">Field [or] Site Samples</text:p>
      <text:p text:style-name="P15">Mock-ups</text:p>
      <text:h text:style-name="P24" text:outline-level="2"><text:bookmark-start text:name="__RefHeading__171_1401720023"/>DELIVERY, STORAGE, HANDLING<text:bookmark-end text:name="__RefHeading__171_1401720023"/></text:h>
      <text:p text:style-name="P14">Delivery and Acceptance Requirements</text:p>
      <text:p text:style-name="P14">Storage and Handling Requirements</text:p>
      <text:p text:style-name="P14">Packaging Waste Management</text:p>
      <text:h text:style-name="P24" text:outline-level="2"><text:bookmark-start text:name="__RefHeading__173_1401720023"/><text:soft-page-break/>FIELD [or] SITE CONDITIONS<text:bookmark-end text:name="__RefHeading__173_1401720023"/></text:h>
      <text:p text:style-name="P14">Ambient Conditions</text:p>
      <text:p text:style-name="P14">Existing Conditions</text:p>
      <text:h text:style-name="P24" text:outline-level="2"><text:bookmark-start text:name="__RefHeading__175_1401720023"/>WARRANTY [or] BOND<text:bookmark-end text:name="__RefHeading__175_1401720023"/></text:h>
      <text:p text:style-name="P14">Manufacturer Warranty</text:p>
      <text:p text:style-name="P14">Special Warranty</text:p>
      <text:p text:style-name="P14">Extended Correction Period</text:p>
      <text:p text:style-name="P2"/>
      <text:p text:style-name="P13"/>
      <text:h text:style-name="P19" text:outline-level="1"><text:bookmark-start text:name="__RefHeading___Toc3188_1072312655"/>PART 2 - PRODUCTS<text:bookmark-end text:name="__RefHeading___Toc3188_1072312655"/></text:h>
      <text:h text:style-name="P27" text:outline-level="2"><text:bookmark-start text:name="__RefHeading__436_1677348492"/><text:span text:style-name="T4">OWNER-FURNISHED [or] OWNER-SUPPLIED PRODUCTS</text:span><text:bookmark-end text:name="__RefHeading__436_1677348492"/></text:h>
      <text:p text:style-name="P14">New Products</text:p>
      <text:p text:style-name="P14">Existing Products</text:p>
      <text:h text:style-name="P27" text:outline-level="2"><text:bookmark-start text:name="__RefHeading__438_1677348492"/><text:span text:style-name="T4">[SYSTEMS] / [ASSEMBLIES] / [MANUFACTURERED UNITS] / [EQUIPMENT] / [COMPONENTS] / [PRODUCT TYPES] / [MATERIALS] / [USER-DEFINED HEADING]</text:span><text:bookmark-end text:name="__RefHeading__438_1677348492"/></text:h>
      <text:h text:style-name="P29" text:outline-level="3"><text:bookmark-start text:name="__RefHeading__440_1677348492"/><text:span text:style-name="T4">Manufacturers</text:span><text:bookmark-end text:name="__RefHeading__440_1677348492"/></text:h>
      <text:p text:style-name="P14">Manufacturer List</text:p>
      <text:p text:style-name="P14">Substitution Limitations</text:p>
      <text:p text:style-name="P14">Product Options</text:p>
      <text:h text:style-name="P29" text:outline-level="3"><text:bookmark-start text:name="__RefHeading__442_1677348492"/><text:span text:style-name="T4">Description</text:span><text:bookmark-end text:name="__RefHeading__442_1677348492"/></text:h>
      <text:p text:style-name="P14">Regulatory Requirements</text:p>
      <text:p text:style-name="P14">Sustainability Characteristics</text:p>
      <text:h text:style-name="P29" text:outline-level="3"><text:bookmark-start text:name="__RefHeading__444_1677348492"/><text:span text:style-name="T4">Performance / Design Criteria</text:span><text:bookmark-end text:name="__RefHeading__444_1677348492"/></text:h>
      <text:p text:style-name="P14">Capacities</text:p>
      <text:h text:style-name="P29" text:outline-level="3"><text:bookmark-start text:name="__RefHeading__446_1677348492"/><text:span text:style-name="T4">Operations</text:span><text:bookmark-end text:name="__RefHeading__446_1677348492"/></text:h>
      <text:p text:style-name="P14">Operators</text:p>
      <text:p text:style-name="P14">Controls</text:p>
      <text:p text:style-name="P14">Operation Sequences</text:p>
      <text:h text:style-name="P29" text:outline-level="3"><text:bookmark-start text:name="__RefHeading__448_1677348492"/><text:span text:style-name="T4">Materials</text:span><text:bookmark-end text:name="__RefHeading__448_1677348492"/></text:h>
      <text:h text:style-name="P29" text:outline-level="3"><text:bookmark-start text:name="__RefHeading__450_1677348492"/><text:span text:style-name="T4">Assembly [or] Fabrication</text:span><text:bookmark-end text:name="__RefHeading__450_1677348492"/></text:h>
      <text:p text:style-name="P14">Factory Assembly</text:p>
      <text:p text:style-name="P14">Shop Fabrication</text:p>
      <text:p text:style-name="P14">Assembly [or] Fabrication Tolerances</text:p>
      <text:h text:style-name="P29" text:outline-level="3"><text:bookmark-start text:name="__RefHeading__452_1677348492"/><text:span text:style-name="T4">Mixes</text:span><text:bookmark-end text:name="__RefHeading__452_1677348492"/></text:h>
      <text:h text:style-name="P29" text:outline-level="3"><text:bookmark-start text:name="__RefHeading__454_1677348492"/>Finishes<text:bookmark-end text:name="__RefHeading__454_1677348492"/></text:h>
      <text:p text:style-name="P14">Primer Materials</text:p>
      <text:p text:style-name="P14">Finish Materials</text:p>
      <text:p text:style-name="P14">Shop Finishing Methods</text:p>
      <text:h text:style-name="P26" text:outline-level="2"><text:bookmark-start text:name="__RefHeading__456_1677348492"/><text:soft-page-break/>ACCESSORIES<text:bookmark-end text:name="__RefHeading__456_1677348492"/></text:h>
      <text:h text:style-name="P26" text:outline-level="2"><text:bookmark-start text:name="__RefHeading__458_1677348492"/>SOURCE QUALITY CONTROL<text:bookmark-end text:name="__RefHeading__458_1677348492"/></text:h>
      <text:p text:style-name="P14">Tests and Inspections</text:p>
      <text:p text:style-name="P14">Non-Conforming Work</text:p>
      <text:p text:style-name="P14">Manufacturer Services</text:p>
      <text:p text:style-name="P14">Coordination of other Tests and Inspections</text:p>
      <text:p text:style-name="P14"/>
      <text:h text:style-name="P21" text:outline-level="1"><text:bookmark-start text:name="__RefHeading___Toc801_1783581259"/>P<text:span text:style-name="T3">ART</text:span> 3 – EXECUTIO<text:span text:style-name="T2">N</text:span><text:bookmark-end text:name="__RefHeading___Toc801_1783581259"/></text:h>
      <text:h text:style-name="P24" text:outline-level="2"><text:bookmark-start text:name="__RefHeading___Toc1308_1072312655"/>INSTALLERS<text:bookmark-end text:name="__RefHeading___Toc1308_1072312655"/></text:h>
      <text:p text:style-name="P3">Installer List</text:p>
      <text:p text:style-name="P3">Substitution Limitations</text:p>
      <text:h text:style-name="P24" text:outline-level="2"><text:bookmark-start text:name="__RefHeading___Toc1310_1072312655"/>EXAMINATION<text:bookmark-end text:name="__RefHeading___Toc1310_1072312655"/></text:h>
      <text:p text:style-name="P3">Verification of Conditions</text:p>
      <text:p text:style-name="P3">Preinstallation Testing</text:p>
      <text:p text:style-name="P3">Evaluation and Assessment</text:p>
      <text:h text:style-name="P24" text:outline-level="2"><text:bookmark-start text:name="__RefHeading___Toc1312_1072312655"/>PREPARATION<text:bookmark-end text:name="__RefHeading___Toc1312_1072312655"/></text:h>
      <text:p text:style-name="P7">Protection of In-Place Conditions</text:p>
      <text:p text:style-name="P7">Surface Preparation</text:p>
      <text:p text:style-name="P7">Demolition / Removal</text:p>
      <text:h text:style-name="P24" text:outline-level="2"><text:bookmark-start text:name="__RefHeading___Toc1314_1072312655"/>ERECTION / INSTALLATION / APPLICATION / [USER-DEFINED PROCESS]<text:bookmark-end text:name="__RefHeading___Toc1314_1072312655"/></text:h>
      <text:p text:style-name="P7">Special Techniques</text:p>
      <text:p text:style-name="P7">Interface with Other Work</text:p>
      <text:p text:style-name="P7">Systems Integration</text:p>
      <text:p text:style-name="P7">Tolerances</text:p>
      <text:h text:style-name="P24" text:outline-level="2"><text:bookmark-start text:name="__RefHeading___Toc1316_1072312655"/>[REPAIR] / [RESTORATION]<text:bookmark-end text:name="__RefHeading___Toc1316_1072312655"/></text:h>
      <text:h text:style-name="P24" text:outline-level="2"><text:bookmark-start text:name="__RefHeading___Toc1318_1072312655"/>RE-INSTALLATION<text:bookmark-end text:name="__RefHeading___Toc1318_1072312655"/></text:h>
      <text:h text:style-name="P24" text:outline-level="2"><text:bookmark-start text:name="__RefHeading___Toc1320_1072312655"/>FIELD [or] SITE QUALITY CONTROL<text:bookmark-end text:name="__RefHeading___Toc1320_1072312655"/></text:h>
      <text:p text:style-name="P8">Field [or] Site Tests and Inspections</text:p>
      <text:p text:style-name="P8">Non-Conforming Work</text:p>
      <text:p text:style-name="P8">Manufacturer Services</text:p>
      <text:h text:style-name="Heading_20_2" text:outline-level="2"><text:bookmark-start text:name="__RefHeading___Toc804_1783581259"/>SYSTEM STARTUP<text:bookmark-end text:name="__RefHeading___Toc804_1783581259"/></text:h>
      <text:h text:style-name="Heading_20_2" text:outline-level="2"><text:bookmark-start text:name="__RefHeading___Toc806_1783581259"/>ADJUSTING<text:bookmark-end text:name="__RefHeading___Toc806_1783581259"/></text:h>
      <text:h text:style-name="Heading_20_2" text:outline-level="2"><text:bookmark-start text:name="__RefHeading___Toc808_1783581259"/>CLEANING<text:bookmark-end text:name="__RefHeading___Toc808_1783581259"/></text:h>
      <text:p text:style-name="P8">Waste Management</text:p>
      <text:h text:style-name="Heading_20_2" text:outline-level="2"><text:bookmark-start text:name="__RefHeading___Toc810_1783581259"/><text:soft-page-break/>CLOSEOUT ACTIVITIES<text:bookmark-end text:name="__RefHeading___Toc810_1783581259"/></text:h>
      <text:p text:style-name="P9">Demonstration</text:p>
      <text:p text:style-name="P9">Training</text:p>
      <text:h text:style-name="Heading_20_2" text:outline-level="2"><text:bookmark-start text:name="__RefHeading___Toc812_1783581259"/>PROTECTI<text:span text:style-name="T1">O</text:span>N<text:bookmark-end text:name="__RefHeading___Toc812_1783581259"/></text:h>
      <text:h text:style-name="Heading_20_2" text:outline-level="2"><text:bookmark-start text:name="__RefHeading___Toc814_1783581259"/>MAINTENANCE<text:bookmark-end text:name="__RefHeading___Toc814_1783581259"/></text:h>
      <text:h text:style-name="Heading_20_2" text:outline-level="2"><text:bookmark-start text:name="__RefHeading___Toc816_1783581259"/>ATTACHMENTS<text:bookmark-end text:name="__RefHeading___Toc816_1783581259"/></text:h>
      <text:p text:style-name="P5"/>
      <text:p text:style-name="P4"/>
      <text:p text:style-name="P11">END OF SECTION</text:p>
      <text:p text:style-name="Standard"/>
      <text:h text:style-name="P20" text:outline-level="1"/>
      <text:h text:style-name="P22" text:outline-level="1"><text:bookmark-start text:name="__RefHeading___Toc1322_1072312655"/>Appendix<text:bookmark-end text:name="__RefHeading___Toc1322_1072312655"/></text:h>
      <text:h text:style-name="P24" text:outline-level="2"><text:bookmark-start text:name="__RefHeading___Toc1324_1072312655"/>Schedules<text:bookmark-end text:name="__RefHeading___Toc1324_1072312655"/></text:h>
      <text:h text:style-name="P24" text:outline-level="2"><text:bookmark-start text:name="__RefHeading___Toc1326_1072312655"/>Tables<text:bookmark-end text:name="__RefHeading___Toc1326_1072312655"/></text:h>
      <text:h text:style-name="P24" text:outline-level="2"><text:bookmark-start text:name="__RefHeading___Toc1328_1072312655"/>Illustrations<text:bookmark-end text:name="__RefHeading___Toc1328_1072312655"/></text:h>
      <text:h text:style-name="P24" text:outline-level="2"><text:bookmark-start text:name="__RefHeading___Toc1330_1072312655"/>Forms<text:bookmark-end text:name="__RefHeading___Toc1330_1072312655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7:19:01.256771714</dc:date>
    <meta:editing-duration>PT1H36M38S</meta:editing-duration>
    <meta:editing-cycles>19</meta:editing-cycles>
    <meta:generator>LibreOffice/4.3.3.2$Linux_X86_64 LibreOffice_project/430m0$Build-2</meta:generator>
    <meta:document-statistic meta:table-count="0" meta:image-count="0" meta:object-count="0" meta:page-count="10" meta:paragraph-count="198" meta:word-count="537" meta:character-count="4144" meta:non-whitespace-character-count="3791"/>
  </office:meta>
</office:document-meta>
</file>